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Droid Sans Mono" svg:font-family="'Droid Sans Mono'" style:font-family-generic="swiss"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byssinica SIL"/>
    </style:style>
    <style:style style:name="P2" style:family="paragraph" style:parent-style-name="Standard">
      <style:paragraph-properties fo:text-align="justify" style:justify-single-word="false"/>
      <style:text-properties style:font-name="Abyssinica SIL" officeooo:paragraph-rsid="00146b51"/>
    </style:style>
    <style:style style:name="P3" style:family="paragraph" style:parent-style-name="Standard">
      <style:paragraph-properties fo:text-align="justify" style:justify-single-word="false"/>
      <style:text-properties style:font-name="Abyssinica SIL" officeooo:paragraph-rsid="0014c963"/>
    </style:style>
    <style:style style:name="P4" style:family="paragraph" style:parent-style-name="Standard">
      <style:paragraph-properties fo:text-align="justify" style:justify-single-word="false"/>
      <style:text-properties style:font-name="Abyssinica SIL" officeooo:rsid="001347ab" officeooo:paragraph-rsid="00137057"/>
    </style:style>
    <style:style style:name="P5" style:family="paragraph" style:parent-style-name="Standard">
      <style:paragraph-properties fo:text-align="justify" style:justify-single-word="false"/>
      <style:text-properties style:font-name="Abyssinica SIL" officeooo:rsid="00146b51" officeooo:paragraph-rsid="00146b51"/>
    </style:style>
    <style:style style:name="P6" style:family="paragraph" style:parent-style-name="Standard">
      <style:paragraph-properties fo:text-align="justify" style:justify-single-word="false"/>
      <style:text-properties style:font-name="Abyssinica SIL" officeooo:rsid="00162dcf" officeooo:paragraph-rsid="00162dcf"/>
    </style:style>
    <style:style style:name="T1" style:family="text">
      <style:text-properties officeooo:rsid="000f3419"/>
    </style:style>
    <style:style style:name="T2" style:family="text">
      <style:text-properties officeooo:rsid="00137057"/>
    </style:style>
    <style:style style:name="T3" style:family="text">
      <style:text-properties officeooo:rsid="00146b51"/>
    </style:style>
    <style:style style:name="T4" style:family="text">
      <style:text-properties officeooo:rsid="0014c963"/>
    </style:style>
    <style:style style:name="T5" style:family="text">
      <style:text-properties style:text-underline-style="none"/>
    </style:style>
    <style:style style:name="T6" style:family="text">
      <style:text-properties officeooo:rsid="0017d3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l progetto Spazi-Unimi nasce dall'esigenza degli utenti (studenti, professori, etc.) dell<text:span text:style-name="T4">'</text:span>Università degli Studi di Milano di cercare in modo facile e veloce la posizione delle aule di loro interesse. Vista la dislocazione delle sedi universitarie in varie aree della città (e della regione) un nuovo studente o un visitatore può avere serie difficoltà nell'orientarsi: da qui l<text:span text:style-name="T4">'</text:span>idea di creare una App che semplifichi la ricerca degli edifici universitari e delle loro stanze. Spazi-Unimi è stato ideato nell'ambito del progetto Campus Sostenibile, dalla proposta del Prof. Carlo Bellettini è partito lo sviluppo del progetto che è stato portato avanti con altri due studenti del dipartimento di Informatica: Samuel Gomes Brandão e Diego Costantino. I file da cui estrarre le informazioni utili alla creazione dell'applicazione sono stati forniti da due diverse fonti: la Divisione Manutenzione edilizia e impiantistica <text:span text:style-name="T1">(</text:span>che ha concesso le piantine delle sedi universitarie e le informazioni sulle aule didattiche<text:span text:style-name="T1">)</text:span> e la Divisione sistemi informativi <text:span text:style-name="T1">(</text:span>che ha concesso le informazioni sulle aule presenti sul sistema EasyRoom<text:span text:style-name="T1">)</text:span>. </text:p>
      <text:p text:style-name="P1">Le <text:span text:style-name="T1">principali </text:span>tecnologie utilizzate per lo sviluppo del progetto sono <text:span text:style-name="T1">state</text:span>: il linguaggio di programmazione Python nella sua ultima versione (la <text:span text:style-name="T4">3</text:span>) <text:span text:style-name="T1">e</text:span> il database NoSQL MongoDB. <text:span text:style-name="T1">Inoltre sono stati messi in atto </text:span>alcuni aspetti dell'approccio di progettazione del software Extreme Programming (XP)<text:span text:style-name="T6">: il planning game, il testing con l'uso del TDD, il refactoring del codice, la programmazione a coppie e l'uso di uno standard di codifica </text:span>.</text:p>
      <text:p text:style-name="P3">La parte su cui più si è incentrato il mio lavoro è stata l'unione dei dati provenienti dalle diverse fonti cercando di rendere disponibili all'utente finale le migliori informazioni per quanto riguarda completezza e qualità. Per fare ciò ci si è basati su alcune discipline del Data Management: Data Filtering, Data Validation e Data Integration. Tramite il Data Filtering sono stati filtrati i dati in modo che restassero solo quelli utili al progetto, con il Data Validation invece ci si è concentrati sull'analisi della qualità di tali dati.</text:p>
      <text:p text:style-name="P3">La parte più complessa ha riguardato il Data Integration: si è deciso di utilizzare un approccio ETL (Extract, Transform, Load) in modo da far confluire i dati finali in un database basato sul Data Warehouse. Aspetto critico del Data Integration di questo progetto è stata la fase di unificazione (merge) dei dati provenienti dalle varie fonti. <text:span text:style-name="T4">Inizialmente le informazioni di ogni fonte sono state validate e salvate nel database, la fase successiva ha invece provveduto ad effettuare il merge di tali dati in una serie di dizionari ognuno dei quali rappresenta un edificio. <text:s text:c="2"/></text:span></text:p>
      <text:p text:style-name="P4"><text:span text:style-name="T2">Il progetto Spazi-Unimi oltre a voler realizzare uno strumento utile agli utenti dell'Università degli Studi di Milano ha un secondo scopo: fornire alle sorgenti dei dati un riscontro per quanto riguarda la loro qualità. Per fare ciò si è deciso di utilizzare una classe di log in modo da rendere l'output molto più leggibile per l'utente. Le chiamate alla classe Logger quindi sono utilizzate in maniera esaustiva in tutte le procedure svolte dal sistema in modo da semplificare il compito degli addetti.</text:span></text:p>
      <text:p text:style-name="P5">Si è inoltre deciso di implementare una procedura in grado di analizzare i dati presenti nel database e di fornire in output, sempre grazie al Logger, una serie di <text:span text:style-name="T4">informazioni</text:span> utili a comprendere lo stato delle fonti. Tali dati riguardano: informazioni sui singoli palazzi, statistiche generali sulle varie sorgenti <text:span text:style-name="T6">e</text:span> un confronto tra le combinazioni di fonti utilizzabili dalla procedura di merge.</text:p>
      <text:p text:style-name="P2"><text:span text:style-name="T3">Una delle funzionalità principali pensate per l'applicazione finale riguarda la possibilità di vedere le piantine dei vari piani di un edificio. Avendo salvato nel </text:span><text:soft-page-break/><text:span text:style-name="T3">database anche le informazioni inerenti ai poligoni rappresentanti i contorni delle stanze è bastato generare dei file di tipo immagine (SVG) contenenti le mappe interne. Tali mappe raffigurano i piani degli edifici completi di muri e finestre, ogni stanza è colorata (grazie all'utilizzo di un file LESS) in base alla categoria di appartenenza la quale è facilmente identificabile attraverso una legenda posta a lato della mappa.</text:span></text:p>
      <text:p text:style-name="P6"><text:span text:style-name="T5">D</text:span>urante lo sviluppo del progetto non sempre si è riusciti a rispettare i principi di XP, inoltre sono stati commessi alcuni errori dovuti all'inesperienza dei membri del team e ciò ha portato ad una definizione più complessa rispetto all'ottimale di alcune classi. Il risultato finale però è un sistema affidabile, robusto e con un codice che si è cercato di mantenere il più chiaro possibile grazie ad un refactoring continuo e all'utilizzo di docstring per descrivere le funzionalità implementate. Il database ricavato contiene perciò dati di qualità molto buona che utilizzati nella futura applicazione multi-piattaforma porteranno un notevole beneficio per gli utenti dell'Università degli Studi di Milan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Droid Sans Mono" svg:font-family="'Droid Sans Mono'" style:font-family-generic="swiss"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o </meta:initial-creator>
    <meta:creation-date>2015-04-12T16:45:51.031562415</meta:creation-date>
    <dc:date>2015-04-13T16:41:24.146652763</dc:date>
    <dc:creator>Paolo </dc:creator>
    <meta:editing-duration>PT4H43M39S</meta:editing-duration>
    <meta:editing-cycles>12</meta:editing-cycles>
    <meta:generator>LibreOffice/4.2.7.2$Linux_X86_64 LibreOffice_project/420m0$Build-2</meta:generator>
    <meta:document-statistic meta:table-count="0" meta:image-count="0" meta:object-count="0" meta:page-count="2" meta:paragraph-count="8" meta:word-count="756" meta:character-count="4894" meta:non-whitespace-character-count="4142"/>
  </office:meta>
</office:document-meta>
</file>